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 lekkim powiewie</text:span><text:span text:style-name="T1"><text:line-break/></text:span><text:span text:style-name="T1">przychodzisz do mnie</text:span><text:span text:style-name="T1"><text:line-break/></text:span><text:span text:style-name="T1">Panie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przez</text:span><text:span text:style-name="T1"><text:line-break/></text:span><text:span text:style-name="T1">wicher ogromny</text:span><text:span text:style-name="T1"><text:line-break/></text:span><text:span text:style-name="T1">i nie przez ogień,</text:span><text:span text:style-name="T1"><text:line-break/></text:span><text:span text:style-name="T1">Ale w lekkim powiewie</text:span><text:span text:style-name="T1"><text:line-break/></text:span><text:span text:style-name="T1">przychodzisz do mnie,</text:span><text:span text:style-name="T1"><text:line-break/></text:span><text:span text:style-name="T1">w lekkim powiewie</text:span><text:span text:style-name="T1"><text:line-break/></text:span><text:span text:style-name="T1">nawiedzasz duszę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Zwrotka" style:family="graphic">
      <style:paragraph-properties fo:margin-left="0.884cm" fo:margin-right="0cm" fo:text-indent="0cm"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list-level-properties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2" text:bullet-char=" ">
            <style:list-level-properties text:space-before="1.6cm" text:min-label-width="0.8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3" text:bullet-char=" ">
            <style:list-level-properties text:space-before="3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2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2" text:bullet-char=" ">
        <style:list-level-properties text:space-before="1.6cm" text:min-label-width="0.8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3" text:bullet-char=" ">
        <style:list-level-properties text:space-before="3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ala b</meta:initial-creator>
    <meta:creation-date>2006-04-01T22:03:58</meta:creation-date>
    <dc:date>2015-04-27T20:45:48.48</dc:date>
    <dc:language>pl-PL</dc:language>
    <meta:editing-cycles>22</meta:editing-cycles>
    <meta:editing-duration>PT2H15M38S</meta:editing-duration>
    <dc:creator>Woda Życia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